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7b989" officeooo:paragraph-rsid="0007b98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c9cb3" officeooo:paragraph-rsid="000c9cb3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16da7" officeooo:paragraph-rsid="00116da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7b989" officeooo:paragraph-rsid="0007b989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c9cb3" officeooo:paragraph-rsid="000c9cb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d8c2c" officeooo:paragraph-rsid="000d8c2c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16da7" officeooo:paragraph-rsid="00116da7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6a968" officeooo:paragraph-rsid="0016a968" style:font-weight-asian="normal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weight="normal" officeooo:rsid="0016a968" officeooo:paragraph-rsid="0016a968" style:font-weight-asian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weight="normal" officeooo:rsid="0016a968" officeooo:paragraph-rsid="001ccf5f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6a968" officeooo:paragraph-rsid="001ccf5f" style:font-weight-asian="normal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font-weight="normal" officeooo:rsid="0016a968" officeooo:paragraph-rsid="001ccf5f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6a968" officeooo:paragraph-rsid="001d66c6" style:font-weight-asian="normal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fo:font-weight="normal" officeooo:rsid="0016a968" officeooo:paragraph-rsid="001d66c6" style:font-weight-asian="normal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fo:font-weight="normal" officeooo:rsid="0016a968" officeooo:paragraph-rsid="001d66c6" style:font-weight-asian="normal" style:font-weight-complex="normal"/>
    </style:style>
    <style:style style:name="P16" style:family="paragraph" style:parent-style-name="Standard" style:list-style-name="L5">
      <style:paragraph-properties fo:text-align="start" style:justify-single-word="false"/>
      <style:text-properties fo:font-weight="normal" officeooo:rsid="0016a968" officeooo:paragraph-rsid="001d87ba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6a968" officeooo:paragraph-rsid="001d87ba" style:font-weight-asian="normal" style:font-weight-complex="normal"/>
    </style:style>
    <style:style style:name="P18" style:family="paragraph" style:parent-style-name="Standard" style:list-style-name="L6">
      <style:paragraph-properties fo:text-align="start" style:justify-single-word="false"/>
      <style:text-properties fo:font-weight="normal" officeooo:rsid="0016a968" officeooo:paragraph-rsid="001d87ba" style:font-weight-asian="normal" style:font-weight-complex="normal"/>
    </style:style>
    <style:style style:name="P19" style:family="paragraph" style:parent-style-name="Standard" style:list-style-name="L6">
      <style:paragraph-properties fo:text-align="start" style:justify-single-word="false"/>
      <style:text-properties fo:font-weight="normal" officeooo:rsid="0016a968" officeooo:paragraph-rsid="001e7a59" style:font-weight-asian="normal" style:font-weight-complex="normal"/>
    </style:style>
    <style:style style:name="P20" style:family="paragraph" style:parent-style-name="Standard" style:list-style-name="L6">
      <style:paragraph-properties fo:text-align="start" style:justify-single-word="false"/>
      <style:text-properties fo:font-weight="normal" officeooo:rsid="0016a968" officeooo:paragraph-rsid="001f0856" style:font-weight-asian="normal" style:font-weight-complex="normal"/>
    </style:style>
    <style:style style:name="P21" style:family="paragraph" style:parent-style-name="Standard" style:list-style-name="L6">
      <style:paragraph-properties fo:text-align="start" style:justify-single-word="false"/>
      <style:text-properties fo:font-weight="normal" officeooo:rsid="0016a968" officeooo:paragraph-rsid="001f4190" style:font-weight-asian="normal" style:font-weight-complex="normal"/>
    </style:style>
    <style:style style:name="P22" style:family="paragraph" style:parent-style-name="Standard" style:list-style-name="L6">
      <style:paragraph-properties fo:text-align="start" style:justify-single-word="false"/>
      <style:text-properties fo:font-weight="normal" officeooo:rsid="0016a968" officeooo:paragraph-rsid="001fe9c3" style:font-weight-asian="normal" style:font-weight-complex="normal"/>
    </style:style>
    <style:style style:name="P23" style:family="paragraph" style:parent-style-name="Standard" style:list-style-name="L6">
      <style:paragraph-properties fo:text-align="start" style:justify-single-word="false"/>
      <style:text-properties fo:font-weight="normal" officeooo:rsid="0016a968" officeooo:paragraph-rsid="0021097d" style:font-weight-asian="normal" style:font-weight-complex="normal"/>
    </style:style>
    <style:style style:name="P24" style:family="paragraph" style:parent-style-name="Standard" style:list-style-name="L7">
      <style:paragraph-properties fo:text-align="start" style:justify-single-word="false"/>
      <style:text-properties fo:font-weight="normal" officeooo:rsid="0016a968" officeooo:paragraph-rsid="0021097d" style:font-weight-asian="normal" style:font-weight-complex="normal"/>
    </style:style>
    <style:style style:name="P25" style:family="paragraph" style:parent-style-name="Standard" style:list-style-name="L7">
      <style:paragraph-properties fo:text-align="start" style:justify-single-word="false"/>
      <style:text-properties fo:font-weight="normal" officeooo:rsid="0016a968" officeooo:paragraph-rsid="002a0c51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16a968" officeooo:paragraph-rsid="0022e991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16a968" officeooo:paragraph-rsid="0023e8e3" style:font-weight-asian="normal" style:font-weight-complex="normal"/>
    </style:style>
    <style:style style:name="P28" style:family="paragraph" style:parent-style-name="Standard" style:list-style-name="L8">
      <style:paragraph-properties fo:text-align="start" style:justify-single-word="false"/>
      <style:text-properties fo:font-weight="normal" officeooo:rsid="0016a968" officeooo:paragraph-rsid="0023e8e3" style:font-weight-asian="normal" style:font-weight-complex="normal"/>
    </style:style>
    <style:style style:name="P29" style:family="paragraph" style:parent-style-name="Standard" style:list-style-name="L8">
      <style:paragraph-properties fo:text-align="start" style:justify-single-word="false"/>
      <style:text-properties fo:font-weight="normal" officeooo:rsid="0016a968" officeooo:paragraph-rsid="0024808d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16a968" officeooo:paragraph-rsid="0024808d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16a968" officeooo:paragraph-rsid="0024b837" style:font-weight-asian="normal" style:font-weight-complex="normal"/>
    </style:style>
    <style:style style:name="P32" style:family="paragraph" style:parent-style-name="Standard" style:list-style-name="L9">
      <style:paragraph-properties fo:text-align="start" style:justify-single-word="false"/>
      <style:text-properties fo:font-weight="normal" officeooo:rsid="0016a968" officeooo:paragraph-rsid="00279dba" style:font-weight-asian="normal" style:font-weight-complex="normal"/>
    </style:style>
    <style:style style:name="P33" style:family="paragraph" style:parent-style-name="Standard" style:list-style-name="L9">
      <style:paragraph-properties fo:text-align="start" style:justify-single-word="false"/>
      <style:text-properties fo:font-weight="normal" officeooo:rsid="0016a968" officeooo:paragraph-rsid="00293ce4" style:font-weight-asian="normal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fo:font-weight="normal" officeooo:rsid="0007b989" officeooo:paragraph-rsid="000d8c2c" style:font-weight-asian="normal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fo:font-weight="normal" officeooo:rsid="000be5f8" officeooo:paragraph-rsid="000d8c2c" style:font-weight-asian="normal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fo:font-weight="normal" officeooo:rsid="000d8c2c" officeooo:paragraph-rsid="000d8c2c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weight="bold" officeooo:rsid="0016a968" officeooo:paragraph-rsid="0021097d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weight="bold" officeooo:rsid="0016a968" officeooo:paragraph-rsid="0022e991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weight="bold" officeooo:rsid="0016a968" officeooo:paragraph-rsid="0024b837" style:font-weight-asian="bold" style:font-weight-complex="bold"/>
    </style:style>
    <style:style style:name="T1" style:family="text">
      <style:text-properties officeooo:rsid="000b6fdf"/>
    </style:style>
    <style:style style:name="T2" style:family="text">
      <style:text-properties officeooo:rsid="000c9cb3"/>
    </style:style>
    <style:style style:name="T3" style:family="text">
      <style:text-properties officeooo:rsid="000d8c2c"/>
    </style:style>
    <style:style style:name="T4" style:family="text">
      <style:text-properties officeooo:rsid="0014536c"/>
    </style:style>
    <style:style style:name="T5" style:family="text">
      <style:text-properties officeooo:rsid="00161edb"/>
    </style:style>
    <style:style style:name="T6" style:family="text">
      <style:text-properties officeooo:rsid="001b3a89"/>
    </style:style>
    <style:style style:name="T7" style:family="text">
      <style:text-properties officeooo:rsid="001ccf5f"/>
    </style:style>
    <style:style style:name="T8" style:family="text">
      <style:text-properties officeooo:rsid="001d66c6"/>
    </style:style>
    <style:style style:name="T9" style:family="text">
      <style:text-properties fo:font-weight="bold" officeooo:rsid="001d66c6" style:font-weight-asian="bold" style:font-weight-complex="bold"/>
    </style:style>
    <style:style style:name="T10" style:family="text">
      <style:text-properties fo:font-weight="bold" officeooo:rsid="001d87ba" style:font-weight-asian="bold" style:font-weight-complex="bold"/>
    </style:style>
    <style:style style:name="T11" style:family="text">
      <style:text-properties officeooo:rsid="001d87ba"/>
    </style:style>
    <style:style style:name="T12" style:family="text">
      <style:text-properties officeooo:rsid="001e7a59"/>
    </style:style>
    <style:style style:name="T13" style:family="text">
      <style:text-properties officeooo:rsid="001f0856"/>
    </style:style>
    <style:style style:name="T14" style:family="text">
      <style:text-properties officeooo:rsid="001f4190"/>
    </style:style>
    <style:style style:name="T15" style:family="text">
      <style:text-properties officeooo:rsid="001fe9c3"/>
    </style:style>
    <style:style style:name="T16" style:family="text">
      <style:text-properties officeooo:rsid="002056d0"/>
    </style:style>
    <style:style style:name="T17" style:family="text">
      <style:text-properties officeooo:rsid="0021097d"/>
    </style:style>
    <style:style style:name="T18" style:family="text">
      <style:text-properties officeooo:rsid="00227960"/>
    </style:style>
    <style:style style:name="T19" style:family="text">
      <style:text-properties officeooo:rsid="0022e991"/>
    </style:style>
    <style:style style:name="T20" style:family="text">
      <style:text-properties officeooo:rsid="0023e8e3"/>
    </style:style>
    <style:style style:name="T21" style:family="text">
      <style:text-properties officeooo:rsid="0024808d"/>
    </style:style>
    <style:style style:name="T22" style:family="text">
      <style:text-properties officeooo:rsid="0024b837"/>
    </style:style>
    <style:style style:name="T23" style:family="text">
      <style:text-properties officeooo:rsid="0024de98"/>
    </style:style>
    <style:style style:name="T24" style:family="text">
      <style:text-properties officeooo:rsid="0026a0d4"/>
    </style:style>
    <style:style style:name="T25" style:family="text">
      <style:text-properties officeooo:rsid="00279dba"/>
    </style:style>
    <style:style style:name="T26" style:family="text">
      <style:text-properties officeooo:rsid="00293ce4"/>
    </style:style>
    <style:style style:name="T27" style:family="text">
      <style:text-properties officeooo:rsid="002a0c5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dexed Data Files</text:p>
      <text:p text:style-name="P4"/>
      <text:p text:style-name="P2">Problem statement</text:p>
      <text:p text:style-name="P4">Manage binary data containing fixed length <text:span text:style-name="T1">records </text:span>which cannot be completely fit into memory and whose record ordering is not known.</text:p>
      <text:p text:style-name="P8">How to read variable length records?</text:p>
      <text:p text:style-name="P4"/>
      <text:p text:style-name="P2">Naive solution</text:p>
      <text:p text:style-name="P5">The records are stored as binary files(which are more efficient than text files... How??). Retrieval of a particular record is done by reading one record at a time from the disk(typically using fread) until the required record is obtained. This is very inefficient because of the large amounts(%theta(n)) of disk reads involved.</text:p>
      <text:p text:style-name="P5"/>
      <text:p text:style-name="P2">Solution using indexed data files</text:p>
      <text:list xml:id="list2153733358127268344" text:style-name="L1">
        <text:list-item>
          <text:p text:style-name="P34"><text:span text:style-name="T2">Index files contain a key and the address of the corresponding record </text:span><text:span text:style-name="T3">in the data file. </text:span></text:p>
        </text:list-item>
        <text:list-item>
          <text:p text:style-name="P35">Index files are assumed to be a tiny percentage of the data file. </text:p>
        </text:list-item>
        <text:list-item>
          <text:p text:style-name="P36">They can thus be loaded into memory once in a single or a few disk reads and the search can be done in memory.</text:p>
        </text:list-item>
      </text:list>
      <text:p text:style-name="P6"/>
      <text:p text:style-name="P3">Design</text:p>
      <text:p text:style-name="P7">This is when the application has no predefined repository </text:p>
      <text:p text:style-name="P7">int createDataAndIndexFile(char *contactList, FileInfo *fInfo); </text:p>
      <text:p text:style-name="P7"><text:s text:c="4"/>Create a binary data file - contactList.dat </text:p>
      <text:p text:style-name="P7"><text:s text:c="4"/>Create a binary index file - contactList.index </text:p>
      <text:p text:style-name="P7"/>
      <text:p text:style-name="P7">This is when the application is started with a predefined repository for querying </text:p>
      <text:p text:style-name="P7">int loadDataFiles(char *repoName, FileInfo *fInfo); </text:p>
      <text:p text:style-name="P7"><text:s text:c="4"/>repoName is contactList.dat</text:p>
      <text:p text:style-name="P7"><text:s text:c="4"/>Open contactList.dat </text:p>
      <text:p text:style-name="P7"><text:s text:c="4"/>Open contactList.index </text:p>
      <text:p text:style-name="P7"><text:s text:c="4"/>Load index into memory - fread it </text:p>
      <text:p text:style-name="P7"><text:s text:c="4"/>Populate fInfo with this information </text:p>
      <text:p text:style-name="P7"/>
      <text:p text:style-name="P7">This is when the application wishes to add to the predefined repository. loadDataFiles(...) must have been called to get fInfo </text:p>
      <text:p text:style-name="P7">int importDataAndIndex(FileInfo *fInfo, char *newContactList); </text:p>
      <text:p text:style-name="P7"><text:s text:c="4"/>Append records to contactList.dat and contactList.index from newContactList </text:p>
      <text:p text:style-name="P7"/>
      <text:p text:style-name="P7">This is how the app does a lookup or retrieval. loadDataFiles(...) must have been called to get fInfo </text:p>
      <text:p text:style-name="P7">int getContactUsingIndex(FileInfo *fInfo, int contact_id, contact *cPtr); </text:p>
      <text:p text:style-name="P7"><text:s text:c="4"/>Do a linear search on the in-memory index and retrieve the record from the data file. <text:span text:style-name="T4">Can the index be so arranged so as to facilitate a </text:span><text:span text:style-name="T5">B-tree search?</text:span></text:p>
      <text:p text:style-name="P7"/>
      <text:p text:style-name="P7">App offers the following facilites </text:p>
      <text:p text:style-name="P7">1. Create dictionary - createDataAndIndexFile(...) </text:p>
      <text:p text:style-name="P7">2. Append records to existing dictionary - loadDataFiles(...), importDataAndIndex(...) </text:p>
      <text:p text:style-name="P7"><text:s text:c="8"/>Loading of index into memory is a wasted effort here??? <text:span text:style-name="T6">No. New indexes are added to the index list in memory and rearranged as required(sorted order, Btree order, …) before being written back.</text:span></text:p>
      <text:p text:style-name="P7">3. Get a record - loadDataFiles(...), getContactUsingIndex(...)</text:p>
      <text:p text:style-name="P6"/>
      <text:p text:style-name="P8">Use log file</text:p>
      <text:list xml:id="list5052625995504321517" text:style-name="L2">
        <text:list-item>
          <text:p text:style-name="P9"><text:soft-page-break/>Inefficient dur to IO</text:p>
        </text:list-item>
        <text:list-item>
          <text:p text:style-name="P9">How do you address this?</text:p>
          <text:p text:style-name="P10"><text:span text:style-name="T7">Conditional compilation</text:span></text:p>
        </text:list-item>
      </text:list>
      <text:p text:style-name="P11"><text:span text:style-name="T7"/></text:p>
      <text:p text:style-name="P11"><text:span text:style-name="T7">Generic programming</text:span></text:p>
      <text:p text:style-name="P11"><text:span text:style-name="T7">Statically typed programming languages had difficulty decoupling types from the logic of the implementation</text:span></text:p>
      <text:p text:style-name="P11"><text:span text:style-name="T7"/></text:p>
      <text:p text:style-name="P11"><text:span text:style-name="T7">Components of C useful to in generic programming</text:span></text:p>
      <text:list xml:id="list7728886150397157499" text:style-name="L3">
        <text:list-item>
          <text:p text:style-name="P12"><text:span text:style-name="T7">void *</text:span></text:p>
        </text:list-item>
        <text:list-item>
          <text:p text:style-name="P12"><text:span text:style-name="T7">function pointers</text:span></text:p>
        </text:list-item>
        <text:list-item>
          <text:p text:style-name="P12"><text:span text:style-name="T7">union</text:span></text:p>
        </text:list-item>
      </text:list>
      <text:p text:style-name="P11"><text:span text:style-name="T7"/></text:p>
      <text:p text:style-name="P13"><text:span text:style-name="T8">Culprits</text:span></text:p>
      <text:list xml:id="list7448643223882657644" text:style-name="L4">
        <text:list-item>
          <text:p text:style-name="P14"><text:span text:style-name="T8">int get_rec(int key, Contact *rec)</text:span></text:p>
        </text:list-item>
        <text:list-item>
          <text:p text:style-name="P14"><text:span text:style-name="T8">int save_rec(Contact *rec)</text:span></text:p>
        </text:list-item>
      </text:list>
      <text:p text:style-name="P13"><text:span text:style-name="T8"/></text:p>
      <text:p text:style-name="P13"><text:span text:style-name="T8">In</text:span><text:span text:style-name="T11">-</text:span><text:span text:style-name="T8">transient persistance can be implemented with the following generic programming technique</text:span></text:p>
      <text:list xml:id="list3318527215550913605" text:style-name="L5">
        <text:list-item>
          <text:p text:style-name="P15"><text:span text:style-name="T8">int get_rec(int key, </text:span><text:span text:style-name="T9">void *rec, int size)</text:span></text:p>
        </text:list-item>
        <text:list-item>
          <text:p text:style-name="P16"><text:span text:style-name="T11">int save_rec(</text:span><text:span text:style-name="T10">void *rec, int size</text:span><text:span text:style-name="T11">)</text:span></text:p>
        </text:list-item>
      </text:list>
      <text:p text:style-name="P17"><text:span text:style-name="T11"/></text:p>
      <text:p text:style-name="P17"><text:span text:style-name="T11">But what i</text:span><text:span text:style-name="T12">n</text:span><text:span text:style-name="T11"> case you need to implement transient persistance?</text:span></text:p>
      <text:list xml:id="list7916089082380614117" text:style-name="L6">
        <text:list-item>
          <text:p text:style-name="P18"><text:span text:style-name="T11">Transient persistence - Not all members of the structures need to be persisted because some of them are present as members for mere convenience and can be calculated based on other members</text:span></text:p>
        </text:list-item>
        <text:list-item>
          <text:p text:style-name="P19"><text:span text:style-name="T12">Solution is to leave it to the client application to implement specific type functionality. The library functions will accept function pointers to those functions and invoke them.</text:span></text:p>
        </text:list-item>
        <text:list-item>
          <text:p text:style-name="P19"><text:span text:style-name="T12">Such client functions are called </text:span><text:span text:style-name="T13">callback functions because they are invoked by a library function, A, back when a client application makes a a call to A.</text:span></text:p>
        </text:list-item>
        <text:list-item>
          <text:p text:style-name="P20"><text:span text:style-name="T13">This design pattern is called the Hollywood principle</text:span></text:p>
        </text:list-item>
        <text:list-item>
          <text:p text:style-name="P20"><text:span text:style-name="T13">The best example is of the SWING framework in java which calls back the 'actionPerformed(...)' event handler implemented by the client(mandated by the framework of course)</text:span></text:p>
        </text:list-item>
        <text:list-item>
          <text:p text:style-name="P21"><text:span text:style-name="T14">Now the related changes in this example(dindex) would be</text:span></text:p>
          <text:list>
            <text:list-item>
              <text:p text:style-name="P21"><text:span text:style-name="T14">dindex.h</text:span><text:span text:style-name="T16">(changes)</text:span></text:p>
              <text:list>
                <text:list-item>
                  <text:p text:style-name="P21"><text:span text:style-name="T14">int save_rec(void *rec, int (*save_rec)(void *, FILE*));</text:span></text:p>
                </text:list-item>
                <text:list-item>
                  <text:p text:style-name="P21"><text:span text:style-name="T14">int get_rec(int key, void *rec, int (*</text:span><text:span text:style-name="T15">read_rec)(void*, FILE*));</text:span></text:p>
                </text:list-item>
                <text:list-item>
                  <text:p text:style-name="P23"><text:span text:style-name="T16">int export(char *csv_file, </text:span><text:span text:style-name="T14">int (*</text:span><text:span text:style-name="T15">read_rec)(void*, FILE*), </text:span><text:span text:style-name="T14">int (*</text:span><text:span text:style-name="T17">print</text:span><text:span text:style-name="T15">_rec)(void*, FILE*)</text:span><text:span text:style-name="T16">);</text:span></text:p>
                </text:list-item>
              </text:list>
            </text:list-item>
            <text:list-item>
              <text:p text:style-name="P22"><text:span text:style-name="T15">contact.h</text:span><text:span text:style-name="T16">(addition)</text:span></text:p>
              <text:list>
                <text:list-item>
                  <text:p text:style-name="P22"><text:span text:style-name="T15">int save_rec(Contact* c, FILE* fp)</text:span></text:p>
                </text:list-item>
                <text:list-item>
                  <text:p text:style-name="P22"><text:span text:style-name="T15">int read_rec(</text:span><text:span text:style-name="T16">Contact* c, FILE* fp)</text:span></text:p>
                </text:list-item>
                <text:list-item>
                  <text:p text:style-name="P23"><text:span text:style-name="T15">int </text:span><text:span text:style-name="T17">print</text:span><text:span text:style-name="T15">_rec(</text:span><text:span text:style-name="T16">Contact* c, FILE* fp)</text:span></text:p>
                </text:list-item>
              </text:list>
            </text:list-item>
          </text:list>
        </text:list-item>
      </text:list>
      <text:p text:style-name="P8"/>
      <text:p text:style-name="P38"><text:span text:style-name="T19">How to persist complex types of data?</text:span></text:p>
      <text:p text:style-name="P26"><text:span text:style-name="T19">struct Account {</text:span></text:p>
      <text:p text:style-name="P26"><text:span text:style-name="T19"><text:tab/>…</text:span></text:p>
      <text:p text:style-name="P26"><text:span text:style-name="T19"><text:tab/>struct Customer *c</text:span></text:p>
      <text:p text:style-name="P26"><text:span text:style-name="T19">};</text:span></text:p>
      <text:p text:style-name="P26"><text:span text:style-name="T19"/></text:p>
      <text:p text:style-name="P26"><text:soft-page-break/><text:span text:style-name="T19">struct Customer {</text:span></text:p>
      <text:p text:style-name="P26"><text:span text:style-name="T19"><text:tab/>…</text:span></text:p>
      <text:p text:style-name="P27"><text:span text:style-name="T20">};</text:span></text:p>
      <text:list xml:id="list1062923816951542050" text:style-name="L8">
        <text:list-item>
          <text:p text:style-name="P28"><text:span text:style-name="T20">One solution is to write both records alternatively and fetch them accordingly.</text:span></text:p>
          <text:list>
            <text:list-item>
              <text:p text:style-name="P29"><text:span text:style-name="T21">Write (…) of Account individually and instead of the pointer to the customer, write the customer structure.</text:span></text:p>
            </text:list-item>
          </text:list>
        </text:list-item>
        <text:list-item>
          <text:p text:style-name="P28"><text:span text:style-name="T20">The disadvantage with this solution is that if a customer has more than one account, data in the store is duplicated</text:span></text:p>
        </text:list-item>
        <text:list-item>
          <text:p text:style-name="P29"><text:span text:style-name="T21">This can be avoided by having two data files(for account and customer) where the records are written down </text:span><text:span text:style-name="T24">separately</text:span><text:span text:style-name="T21"> and by having two indexes where the index of say the account refers to the primary key(say id) of a record of the customer.</text:span></text:p>
        </text:list-item>
      </text:list>
      <text:p text:style-name="P30"><text:span text:style-name="T21"/></text:p>
      <text:p text:style-name="P39"><text:span text:style-name="T22">Practical examples of Union</text:span></text:p>
      <text:p text:style-name="P31"><text:span text:style-name="T22">Suppose that there </text:span><text:span text:style-name="T23">is a need to store</text:span><text:span text:style-name="T22"> multiple types </text:span><text:span text:style-name="T23">of records </text:span><text:span text:style-name="T22">in the same data file</text:span></text:p>
      <text:list xml:id="list6376971415222172078" text:style-name="L9">
        <text:list-item>
          <text:p text:style-name="P32"><text:span text:style-name="T25">The get_rec/</text:span><text:span text:style-name="T26">dave_rec</text:span><text:span text:style-name="T25"> of the library would have no way of distinguishing which record is the next record and as a result how many bytes to fread/</text:span><text:span text:style-name="T26">fwrite</text:span><text:span text:style-name="T25">.</text:span></text:p>
        </text:list-item>
        <text:list-item>
          <text:p text:style-name="P32"><text:span text:style-name="T25">One solution is to have a union</text:span></text:p>
          <text:p text:style-name="P32"><text:span text:style-name="T25">struct Record {</text:span></text:p>
          <text:list>
            <text:list-header>
              <text:p text:style-name="P32"><text:span text:style-name="T25">Union RecUnion data;</text:span></text:p>
              <text:p text:style-name="P32"><text:span text:style-name="T25">int rectype;</text:span></text:p>
              <text:p text:style-name="P32"><text:span text:style-name="T25">}</text:span></text:p>
            </text:list-header>
          </text:list>
          <text:p text:style-name="P32"><text:span text:style-name="T25">union RecUnion </text:span><text:span text:style-name="T26">{</text:span></text:p>
          <text:list text:continue-numbering="true">
            <text:list-header>
              <text:p text:style-name="P33"><text:span text:style-name="T26">struct Contact { … } x; ---&gt; 30 bytes</text:span></text:p>
              <text:p text:style-name="P33"><text:span text:style-name="T26">struct <text:s/>Person { … } y; ---&gt; 20 bytes</text:span></text:p>
            </text:list-header>
          </text:list>
          <text:p text:style-name="P33"><text:span text:style-name="T26">}</text:span></text:p>
        </text:list-item>
        <text:list-item>
          <text:p text:style-name="P33"><text:span text:style-name="T26">The get_rec/save_rec can now based on the rectype read in 30 or 20 types.</text:span></text:p>
        </text:list-item>
      </text:list>
      <text:p text:style-name="P31"><text:span text:style-name="T22"/></text:p>
      <text:p text:style-name="P37"><text:span text:style-name="T17">Enhancements to be done</text:span></text:p>
      <text:list xml:id="list3817649003114096011" text:style-name="L7">
        <text:list-item>
          <text:p text:style-name="P24"><text:span text:style-name="T17">Generic implementation.</text:span></text:p>
        </text:list-item>
        <text:list-item>
          <text:p text:style-name="P24"><text:span text:style-name="T17">The present implementation can handle only </text:span><text:span text:style-name="T18">one repo during the lifetime od a client dure to the use of athe global RepoInfo repo. Make changes to handle m</text:span><text:span text:style-name="T17">ore than one repo. </text:span><text:span text:style-name="T18">Will have to remove global repo variable. Will have to create one in create_repo and/or load_repo and return the handle</text:span></text:p>
        </text:list-item>
        <text:list-item>
          <text:p text:style-name="P25"><text:span text:style-name="T27">Variable length records</text:span></text:p>
        </text:list-item>
        <text:list-item>
          <text:p text:style-name="P25"><text:span text:style-name="T27">More than one type of data</text:span></text:p>
        </text:list-item>
        <text:list-item>
          <text:p text:style-name="P25"><text:span text:style-name="T27">Complex data types</text:span></text:p>
        </text:list-item>
        <text:list-item>
          <text:p text:style-name="P25"><text:span text:style-name="T27">A Btree index</text:span></text:p>
        </text:list-item>
        <text:list-item>
          <text:p text:style-name="P24"><text:span text:style-name="T17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6T11:27:53</meta:creation-date>
    <dc:title>T1</dc:title>
    <meta:editing-duration>PT2H1M7S</meta:editing-duration>
    <meta:editing-cycles>13</meta:editing-cycles>
    <meta:generator>LibreOffice/4.0.2.2$Linux_x86 LibreOffice_project/400m0$Build-2</meta:generator>
    <meta:initial-creator>Kempa </meta:initial-creator>
    <dc:date>2013-08-01T11:23:25</dc:date>
    <dc:creator>Kempa </dc:creator>
    <meta:document-statistic meta:table-count="0" meta:image-count="0" meta:object-count="0" meta:page-count="3" meta:paragraph-count="97" meta:word-count="946" meta:character-count="5742" meta:non-whitespace-character-count="4875"/>
    <meta:template xlink:type="simple" xlink:actuate="onRequest" xlink:title="T1" xlink:href="../../../.config/libreoffice/4/user/template/T1.ott" meta:date="2013-07-26T11:27:51"/>
  </office:meta>
</office:document-meta>
</file>